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 svg:font-family="Tahoma,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3cm" fo:line-height="150%" fo:text-align="justify" style:justify-single-word="false" fo:hyphenation-ladder-count="no-limit" fo:text-indent="0.4cm" style:auto-text-indent="true"/>
      <style:text-properties fo:hyphenate="true" fo:hyphenation-remain-char-count="2" fo:hyphenation-push-char-count="2"/>
    </style:style>
    <style:style style:name="P2" style:family="paragraph" style:parent-style-name="Standard">
      <style:paragraph-properties fo:margin-left="0cm" fo:margin-right="0cm" fo:margin-top="0cm" fo:margin-bottom="0.3cm" fo:line-height="150%" fo:text-align="justify" style:justify-single-word="false" fo:hyphenation-ladder-count="no-limit" fo:text-indent="0.4cm" style:auto-text-indent="true"/>
      <style:text-properties fo:font-weight="bold" style:font-weight-asian="bold" style:font-weight-complex="bold" fo:hyphenate="true" fo:hyphenation-remain-char-count="2" fo:hyphenation-push-char-count="2"/>
    </style:style>
    <style:style style:name="P3" style:family="paragraph" style:parent-style-name="Standard">
      <style:paragraph-properties fo:margin-left="0cm" fo:margin-right="0cm" fo:margin-top="0cm" fo:margin-bottom="0.3cm" fo:line-height="150%" fo:text-align="center" style:justify-single-word="false" fo:hyphenation-ladder-count="no-limit" fo:text-indent="0.4cm" style:auto-text-indent="true"/>
      <style:text-properties fo:font-weight="bold" style:font-weight-asian="bold" style:font-weight-complex="bold" fo:hyphenate="true" fo:hyphenation-remain-char-count="2" fo:hyphenation-push-char-count="2"/>
    </style:style>
    <style:style style:name="P4" style:family="paragraph" style:parent-style-name="Standard">
      <style:paragraph-properties fo:margin-left="0cm" fo:margin-right="0cm" fo:margin-top="0cm" fo:margin-bottom="0.3cm" fo:line-height="150%" fo:text-align="end" style:justify-single-word="false" fo:hyphenation-ladder-count="no-limit" fo:text-indent="0.4cm" style:auto-text-indent="true"/>
      <style:text-properties fo:font-weight="bold" style:font-weight-asian="bold" style:font-weight-complex="bold" fo:hyphenate="true" fo:hyphenation-remain-char-count="2" fo:hyphenation-push-char-count="2"/>
    </style:style>
    <style:style style:name="P5" style:family="paragraph" style:parent-style-name="Standard">
      <style:paragraph-properties fo:margin-left="0cm" fo:margin-right="0cm" fo:margin-top="0cm" fo:margin-bottom="0.3cm" fo:line-height="100%" fo:text-align="end" style:justify-single-word="false" fo:hyphenation-ladder-count="no-limit" fo:text-indent="0.4cm" style:auto-text-indent="true"/>
      <style:text-properties fo:font-weight="bold" style:font-weight-asian="bold" style:font-weight-complex="bold" fo:hyphenate="true" fo:hyphenation-remain-char-count="2" fo:hyphenation-push-char-count="2"/>
    </style:style>
    <style:style style:name="P6" style:family="paragraph" style:parent-style-name="Standard">
      <style:paragraph-properties fo:margin-left="0cm" fo:margin-right="0cm" fo:margin-top="0cm" fo:margin-bottom="0.3cm" fo:line-height="150%" fo:text-align="justify" style:justify-single-word="false" fo:hyphenation-ladder-count="no-limit" fo:text-indent="0.4cm" style:auto-text-indent="true"/>
      <style:text-properties fo:font-weight="normal" style:font-weight-asian="normal" style:font-weight-complex="normal" fo:hyphenate="true" fo:hyphenation-remain-char-count="2" fo:hyphenation-push-char-count="2"/>
    </style:style>
    <style:style style:name="P7" style:family="paragraph" style:parent-style-name="Standard">
      <style:paragraph-properties fo:margin-left="0cm" fo:margin-right="0cm" fo:margin-top="0cm" fo:margin-bottom="0.3cm" fo:line-height="150%" fo:text-align="justify" style:justify-single-word="false" fo:hyphenation-ladder-count="no-limit" fo:text-indent="0.4cm" style:auto-text-indent="true" fo:break-before="page"/>
      <style:text-properties fo:font-weight="bold" style:font-weight-asian="bold" style:font-weight-complex="bold" fo:hyphenate="true" fo:hyphenation-remain-char-count="2" fo:hyphenation-push-char-count="2"/>
    </style:style>
    <style:style style:name="P8" style:family="paragraph" style:parent-style-name="Standard" style:master-page-name="">
      <style:paragraph-properties fo:margin-left="0cm" fo:margin-right="0cm" fo:margin-top="0cm" fo:margin-bottom="0.3cm" fo:line-height="150%" fo:text-align="justify" style:justify-single-word="false" fo:hyphenation-ladder-count="no-limit" fo:text-indent="0.4cm" style:auto-text-indent="true" style:page-number="auto"/>
      <style:text-properties fo:font-weight="normal" style:font-weight-asian="normal" style:font-weight-complex="normal" fo:hyphenate="true" fo:hyphenation-remain-char-count="2" fo:hyphenation-push-char-count="2"/>
    </style:style>
    <style:style style:name="P9" style:family="paragraph" style:parent-style-name="Standard">
      <style:paragraph-properties fo:margin-left="0cm" fo:margin-right="0cm" fo:margin-top="0cm" fo:margin-bottom="0.3cm" fo:line-height="150%" fo:text-align="justify" style:justify-single-word="false" fo:hyphenation-ladder-count="no-limit" fo:text-indent="0cm" style:auto-text-indent="true"/>
      <style:text-properties fo:hyphenate="true" fo:hyphenation-remain-char-count="2" fo:hyphenation-push-char-count="2"/>
    </style:style>
    <style:style style:name="P10" style:family="paragraph" style:parent-style-name="Footer">
      <style:paragraph-properties fo:text-align="center" style:justify-single-word="false"/>
    </style:style>
    <style:style style:name="P11" style:family="paragraph" style:parent-style-name="Footnote">
      <style:paragraph-properties fo:margin-left="0cm" fo:margin-right="0cm" fo:margin-top="0cm" fo:margin-bottom="0.3cm" fo:line-height="150%" fo:text-align="justify" style:justify-single-word="false" fo:hyphenation-ladder-count="no-limit" fo:text-indent="0cm" style:auto-text-indent="false" fo:break-before="page"/>
      <style:text-properties fo:hyphenate="true" fo:hyphenation-remain-char-count="2" fo:hyphenation-push-char-count="2"/>
    </style:style>
    <style:style style:name="P12" style:family="paragraph" style:parent-style-name="Footnote" style:master-page-name="">
      <style:paragraph-properties fo:margin-left="0cm" fo:margin-right="0cm" fo:margin-top="0cm" fo:margin-bottom="0.3cm" fo:line-height="100%" fo:text-align="justify" style:justify-single-word="false" fo:hyphenation-ladder-count="no-limit" fo:text-indent="0cm" style:auto-text-indent="false" style:page-number="auto"/>
      <style:text-properties fo:hyphenate="true" fo:hyphenation-remain-char-count="2" fo:hyphenation-push-char-count="2"/>
    </style:style>
    <style:style style:name="P13" style:family="paragraph" style:parent-style-name="Footnote">
      <style:paragraph-properties fo:margin-left="0cm" fo:margin-right="0cm" fo:margin-top="0cm" fo:margin-bottom="0.3cm" fo:line-height="150%" fo:text-align="justify" style:justify-single-word="false" fo:hyphenation-ladder-count="no-limit" fo:text-indent="0cm" style:auto-text-indent="false"/>
      <style:text-properties fo:hyphenate="true" fo:hyphenation-remain-char-count="2" fo:hyphenation-push-char-count="2"/>
    </style:style>
    <style:style style:name="P14" style:family="paragraph" style:parent-style-name="Footnote">
      <style:paragraph-properties fo:margin-left="0cm" fo:margin-right="0cm" fo:margin-top="0cm" fo:margin-bottom="0.3cm" fo:line-height="150%" fo:text-align="justify" style:justify-single-word="false" fo:hyphenation-ladder-count="no-limit" fo:text-indent="0cm" style:auto-text-indent="false"/>
      <style:text-properties fo:font-size="12pt" style:font-size-asian="12pt" style:font-size-complex="12pt" fo:hyphenate="true" fo:hyphenation-remain-char-count="2" fo:hyphenation-push-char-count="2"/>
    </style:style>
    <style:style style:name="P15" style:family="paragraph" style:parent-style-name="Footnote">
      <style:paragraph-properties fo:margin-left="0cm" fo:margin-right="0cm" fo:margin-top="0cm" fo:margin-bottom="0.3cm" fo:line-height="100%" fo:text-align="justify" style:justify-single-word="false" fo:hyphenation-ladder-count="no-limit" fo:text-indent="0cm" style:auto-text-indent="false"/>
      <style:text-properties fo:hyphenate="tru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iedrich-Alexander-Universität Erlangen-Nürnberg </text:p>
      <text:p text:style-name="P6">Institut für Politische Wissenschaft </text:p>
      <text:p text:style-name="P6">Übung zur Vorlesung „Einführung in die Politikwissenschaft“ (Gr. 12) </text:p>
      <text:p text:style-name="P1"><text:span text:style-name="T4">Dozent: </text:span>Dipl.-Pol. Alexander Niedermeier</text:p>
      <text:p text:style-name="P6">Wintersemester 2014/15</text:p>
      <text:p text:style-name="P6"/>
      <text:p text:style-name="P6"/>
      <text:p text:style-name="P6"/>
      <text:p text:style-name="P6"/>
      <text:p text:style-name="P6"/>
      <text:p text:style-name="P3">Research Paper: Europäische Integratio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4"><text:span text:style-name="T4"/></text:p>
      <text:p text:style-name="P4"><text:span text:style-name="T4"/></text:p>
      <text:p text:style-name="P5"><text:span text:style-name="T4"/></text:p>
      <text:p text:style-name="P5"><text:span text:style-name="T4">vorgelegt von:</text:span></text:p>
      <text:p text:style-name="P5"><text:span text:style-name="T4">Emil Lefherz</text:span></text:p>
      <text:p text:style-name="P5"><text:span text:style-name="T4">Rennweg 31</text:span></text:p>
      <text:p text:style-name="P5"><text:span text:style-name="T4">90489 Nürnberg</text:span></text:p>
      <text:p text:style-name="P5"><text:span text:style-name="T4">Tel: 0911/98039139</text:span></text:p>
      <text:p text:style-name="P5"><text:span text:style-name="T4">Matrikelnummer: 21864740</text:span></text:p>
      <text:p text:style-name="P5"><text:span text:style-name="T4">Philosophie (3.FS) und Politische Wissenschaft (1.FS)</text:span></text:p>
      <text:p text:style-name="P7">1. Welche politikwissenschaftlichen Theorien gibt es zur europäischen Integration?</text:p>
      <text:p text:style-name="P1"/>
      <text:p text:style-name="P1">Die neofunktionalistische und die intergouvernementale Theorie sind die vorherrschenden Theorien, nach denen die europäische Integration betrachtet wird, das Zusammenrücken der Staaten in der Europäischen Union. Die europäische Integration ist ein Teilbereich der Internationalen Beziehungen.</text:p>
      <text:p text:style-name="P1">Ich will im folgenden die einzelnen Theorien kurz vorstellen.</text:p>
      <text:p text:style-name="P1">Neofunktionalismus kam in den 1950er Jahren mit der Entstehung der ersten europäischen Zusammenarbeit auf und fußt auf der Beobachtung, dass Staaten Souveräntität für Zusammenarbeit aufgeben – eine Entwicklung, die mit den traditionellen realistischen und liberalen Theorien schwer zu erklären ist. Deswegen war „der Neofunktionalismus […] die politikwissenschaftliche Theorie, die als erste explizit die Beschreibung, Erklärung und Prognose von Integrationsprozessen wie insbesondere dem westeuropäischen Projekt der frühen 50er Jahre anstrebte.“<text:note text:id="ftn0" text:note-class="footnote"><text:note-citation>1</text:note-citation><text:note-body><text:p text:style-name="Footnote"><text:span text:style-name="T2">Faber 2005: S. 38</text:span></text:p></text:note-body></text:note> Der Neofunktionalismus baut auf dem Gedanken auf, dass die demokratische Öffentlichkeit den Gedanken Europa und die Integration immer weiter vorantreibt, und die nationalen Interessen daran Stück für Stück zurüchtreten, sodass der Integrationsprozess eine Eigendynamik entwickelt. Nach dem Neofunktionalismus geht die europäische Integration immer weiter, und von einem engerem Staatenbund bis zu den Vereinigten Staaten von Europa wird alles an Formen der Zusammenarbeit für möglich gehalten und diskutiert.</text:p>
      <text:p text:style-name="P1">Als die europäische Integration in den 60er Jahren stockender verlief, kamen die ersten intergouvernementalen Ansätze zu europäischen Integration auf. Diese kann man als Gegenpol zum Neofunktionalismus betrachten. Etwa in der Mitte der 60er Jahre, als der Integrationsprozess sich auch nach Jahren nicht er holte, gewann der Intergouvernementalismus im politikwissenschaftlichen Diskurs die Oberhand. Der Intergouvernementalismus geht als liberale Theorie davon aus, dass sich die einzelnen Nationalstaaten nur so weit auf den Integrationsprozess einlassen, wie es ihren eigenen Interessen dient. Er negiert die „unpolitischen“² Annahmen des Neofunktionalismus über die demokratische Öffentlichkeit und nimmt an, dass nur gut organisierte Interessensverbände einen Einfluss auf die Politik haben, die rational handeln und eine Integration nur soweit zulassen, wie es ihren Interessen dient.<text:note text:id="ftn1" text:note-class="footnote"><text:note-citation>2</text:note-citation><text:note-body><text:p text:style-name="Footnote">Vgl. Neyer 2007: S. 383</text:p></text:note-body></text:note> Das Ziel der europäischen Integration ist nach dem Intergouvernementalismus ein Europa der Vaterländer, ein Staatenbund aus autonomen Staaten, die intensiv zu<text:soft-page-break/>sammenarbeiten.</text:p>
      <text:p text:style-name="P1"/>
      <text:p text:style-name="P2">2. Nach welcher Dynamik entwickelt sich die europäische Integration und die dazugehörige Theoriebildung??</text:p>
      <text:p text:style-name="P1"/>
      <text:p text:style-name="P1">Zu Beginn der europäischen Integration war noch überhaupt nicht abzusehen, dass sich dieses Konstrukt eines Tages zu einer Europäischen Union auswachsen würde, geschweige denn, zu einem föderalistischen Bundesstaat wachsen könnte. Als 1949 die ersten Versuche zur Annäherung und internationalen Zusammenarbeit zwischen den westeuropäischen Mächten geschahen, war das nicht mehr als eine unrealistische Hoffnung.<text:note text:id="ftn2" text:note-class="footnote"><text:note-citation>3</text:note-citation><text:note-body><text:p text:style-name="Footnote">Vgl. Hans v.d. Gröben 2011</text:p></text:note-body></text:note> </text:p>
      <text:p text:style-name="P1">Als sich jedoch die ersten Erfolge einstellten, griff eine Art europäische Euphorie um sich. Unter anderem führte das dazu, dass Ernst B. Haas 1958 mit seinem Buch „Uniting Europe“ den Neofunktionalismus begründete. Das war die theoretische Antwort auf die klassische liberale Theorie und reihte sich ein in einen neuen Europaoptimismus.</text:p>
      <text:p text:style-name="P1">Diese Euphorie hielt jedoch nicht an, in den 60er Jahren stieß die Integration auf Schwierigkeiten, als den Nationalstaaten der Souveränitätsverlust zu schnell ging. Unter anderem in der Phase des „leeren Stuhls“, als die französische Delegation durch Fernbleiben die Arbeit der EWG blockierte, stockte die Zusammenarbeit und die Integration blieb auf derselben Stufe stehen. </text:p>
      <text:p text:style-name="P1">Das schlug sich auch auf die politikwissenschaftliche Theoriebildung nieder. Der Intergouvernementalismus entstand und konkurrierte mit dem Neofunktionalismus, der in den 70er Jahren stagnierte. Es wurden wieder vermehrt Staaten als Produkt ihrer Interessen gesehen, ohne die idealistischen Bewegungen zu berücksichtigen, die Einfluss auf die westeuropäischen Demokratien hatten.</text:p>
      <text:p text:style-name="P1"/>
      <text:p text:style-name="P2">3. Die europäische Integration im aktuellen Diskurs und ihre Bedeutung für unsere Gesellschaft</text:p>
      <text:p text:style-name="P1"/>
      <text:p text:style-name="P1">Die Dynamik der europäischen Integration behielt ihren wechselhaften Charakter bei, und es folgten weiter Phasen des stärkeren Zusammenwachsens auf Phasen der Stagnation. In der neueren <text:soft-page-break/>Entwicklung sind die Hindernisse vor allem, dass die EU von großen Teilen der Bevölkerung als Bürokratiemonster wahrgenommen wird, das kaum demokratisch legitimiert ist. Dem stehen die Nationalstaaten als Interessensvertreter des Volkes gegenüber. Das vertieft die Gräben zwischen den Nationen wieder und führte europaweit zum Aufstieg von rechtsextremen und rechtspopulistischen Parteien, wie AfD, FN, LN, ÖVP, UKIP und viele andere. Denn während die EU und das Projekt einer europäischen, internationalen Gemeinschaft immer noch ein sehr abstraktes Konzept ist, das hauptsächlich wirtschaftliche Vorteile bringt, kommt der internationale Gedanke noch kaum beim einzelnen Bürger an und Fremdenfeindlichkeit, Rassismus, Antisemitismus sind in der Bevölkerung der EU weit verbreitet.<text:note text:id="ftn3" text:note-class="footnote"><text:note-citation>4</text:note-citation><text:note-body><text:p text:style-name="Footnote">Vgl. Hentges/Platzer 2011: S. 235ff</text:p></text:note-body></text:note></text:p>
      <text:p text:style-name="P9">Eine weit verbreitete Meinung ist, dass die EU nicht auf dem derzeitigen Integrationsstand bleiben kann. Die Euro-Krise hat das mehr als deutlich gezeigt. Sie wäre um einiges besser zu bewältigen gewesen, wenn die EU mehr Handlungskompetenzen gehabt hätte. Auch der wachsende Nationalismus ist ein deutliches Zeichen, dass das Konzept Europa endlich näher an den Menschen rücken muss, und an die Stelle eines Nationalstaates treten sollte.<text:note text:id="ftn4" text:note-class="footnote"><text:note-citation>5</text:note-citation><text:note-body><text:p text:style-name="Footnote">Vgl. Schmitz 2012</text:p></text:note-body></text:note> Ob die EU es schafft, sich weiter in Richtung Supranationalität zu bewegen, bleibt abzuwarten. Doch mit Sicherheit wird es mehr als eine politikwissenschaftliche Theorie geben, die versucht, diesen Vorgang zu erklären.</text:p>
      <text:p text:style-name="P12"/>
      <text:p text:style-name="P15"/>
      <text:p text:style-name="P15"/>
      <text:p text:style-name="P15"/>
      <text:p text:style-name="P13"><text:span text:style-name="T3">Literaturverzeichnis:</text:span></text:p>
      <text:p text:style-name="P12">Primärquelle:</text:p>
      <text:p text:style-name="P15">Faber, Anne (2005): <text:span text:style-name="T1">Europäische Integration und politikwissenschaftliche Theoriebildung. Neofunktionalismus und Intergouvernementalismus in der Analyse. </text:span><text:span text:style-name="T2">Wiesbaden: Verlag für Sozialwissenschaften/GWV Fachverlage GmbH 2005.</text:span></text:p>
      <text:p text:style-name="P15"><text:span text:style-name="T2">Sekundärquellen:</text:span></text:p>
      <text:p text:style-name="P15"><text:span text:style-name="T2">Hentges, Gudrun (2011): </text:span><text:span text:style-name="T1">Die extreme Rechte in Europa – zwischen niederländischem Rechtspopulismus und ungarischem Rechtsextremismus</text:span><text:span text:style-name="T2">, in: Hentges, Gudrun/Platzer, Hans-Wolfgang(Hrsg.) (2011): </text:span><text:span text:style-name="T1">Europa – Quo Vadis? Ausgewählte Problemfelder der europäischen Integrationspolitik,</text:span><text:span text:style-name="T2"> Wiesbaden: Verlag für Sozialwissenschaften/Springer Fachmedien Wiesbaden GmbH 2011.</text:span></text:p>
      <text:p text:style-name="P15"><text:span text:style-name="T2">Neyer, Jürgen (2007): Welche Integrationstheorie braucht Europa?, in </text:span><text:span text:style-name="T1">integration</text:span><text:span text:style-name="T2"> 4/2007, S. 382-393</text:span></text:p>
      <text:p text:style-name="P15"><text:span text:style-name="T2">Schmitz, Thomas (2012): Wir brauchen eine völlig neue supranationale EU. Im Interview mit Zeit Online. Online im Internet unter: </text:span><text:a xlink:type="simple" xlink:href="http://www.zeit.de/politik/2012-07/schmitz-europa-populismus"><text:span text:style-name="T2">http://www.zeit.de/politik/2012-07/schmitz-europa-populismus</text:span></text:a><text:span text:style-name="T2"> (11.12.2014)</text:span></text:p>
      <text:p text:style-name="P15"><text:span text:style-name="T2">Von der Gröben, Hans (2011): Der Weg zur europäischen Integration (2). Online im Internet unter: </text:span><text:a xlink:type="simple" xlink:href="https://www.youtube.com/watch?v=mOj3_Vcseqw"><text:span text:style-name="T2">https://www.youtube.com/watch?v=mOj3_Vcseqw</text:span></text:a><text:span text:style-name="T2"> (11.12.2014)</text:span></text:p>
      <text:p text:style-name="P11"><text:span text:style-name="T5">Ich habe meine Recherche in der Bibliothek begonnen. Erst mal habe ich im OPAC-Plus mit der Stichwort-Suche nach relevanter Literatur gesucht. In der Bibliothek habe ich mich dann vor das Regal gestellt, das gefundene Buch stehen lassen und spontan 2 andere herausgezogen, deren Titel mir besser gefielen, und von denen eins einen Herausgeber hatte.</text:span></text:p>
      <text:p text:style-name="P14"><text:span text:style-name="T2">Dann habe ich mich vor das Zeitschriftenregal gestellt und direkt eine Zeitschrift mit dem Titel „integration“ gefunden – was für ein Glückstreffer! Ich musste aber schnell feststellen, dass man Zeitschriften nicht direkt ausleihen darf, und bin dann nur mit den zwei Büchern nach Hause gefahren.</text:span></text:p>
      <text:p text:style-name="P14"><text:span text:style-name="T2">Dort habe ich mir sieben Wikipedia-Artikel durchgelesen, um einen groben Überblick über das Thema zu bekommen. Als nächstes habe ich mir die Monographie über Neofunktionalismus und Intergouvernementalismus angeschaut, und kurz die Einleitungen zu den beiden Theoriemodellen durchgelesen, bevor es kompliziert wurde, damit ich sie vergleichen kann.</text:span></text:p>
      <text:p text:style-name="P14"><text:span text:style-name="T2">Ich habe einfach drauflosgeschrieben, bei den E-Journals eine Ausgabe von „integration“ im Internet gefunden, mein oberflächliches Wikipedia-Wissen in einen Text verarbeitet und die Quellen mit eingebaut, die durchaus sehr hilfreich waren, um zu verstehen, wie der politikwissenschaftliche Diskurs über europäische Integration aussieht.</text:span></text:p>
      <text:p text:style-name="P14"><text:span text:style-name="T2">Dann noch ein bisschen Internet-Recherche, und zwei Internet-Quellen (das sind eigentlich nur zwei halbe Internet-Quellen, immerhin ist das eine ein Video und damit ein anderes Medium, und das andere ein Zeitungsinterview, auf das ich leider nur digitalen Zugriff habe, da ich mir Zeitungen nicht leisten kann, das kann man als verschiedene Quellen zählen) taten sich mir auf, die dem ganzen noch den letzten Schliff gaben. </text:span></text:p>
      <text:p text:style-name="P14"><text:span text:style-name="T2">Durch weitere Internet-Recherche ist mir dann das Dokument untergekommen, in dem die Anforderungen standen, und ich musste meine komplette Struktur umschmeißen. Also habe ich noch einen Satz und eine Überschrift irgendwo im Text eingefügt, ignoriert, dass eine proprietäre Schriftart verlangt war, eine Titelseite zusammengesucht, nicht geschafft, die Seitenzahl auf ihr nicht anzeigen zu lassen, und den ganzen anderen zeitraubenden, unwichtigen Nonsens.</text:span></text:p>
      <text:p text:style-name="P14"><text:span text:style-name="T2">Oh, jetzt ist der Bericht fast ein bisschen polemisch gewo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 svg:font-family="Tahoma,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4-12-10T16:19:31</meta:creation-date>
    <dc:date>2014-12-11T16:36:34</dc:date>
    <dc:creator>Oxymoronist </dc:creator>
    <meta:editing-duration>PT57M</meta:editing-duration>
    <meta:editing-cycles>1</meta:editing-cycles>
    <meta:document-statistic meta:table-count="0" meta:image-count="0" meta:object-count="0" meta:page-count="5" meta:paragraph-count="47" meta:word-count="1285" meta:character-count="9768" meta:non-whitespace-character-count="8526"/>
    <meta:generator>LibreOffice/3.5$Linux_x86 LibreOffice_project/350m1$Build-2</meta:generator>
  </office:meta>
</office:document-meta>
</file>